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2a6099" loext:opacity="100%" fo:font-size="14pt" officeooo:rsid="0003ec56" officeooo:paragraph-rsid="0003ec56" style:font-size-asian="14pt" style:font-size-complex="14pt"/>
    </style:style>
    <style:style style:name="P2" style:family="paragraph" style:parent-style-name="Standard">
      <style:text-properties fo:color="#2a6099" loext:opacity="100%" fo:font-size="14pt" officeooo:rsid="0003ec56" officeooo:paragraph-rsid="001170b5" style:font-size-asian="14pt" style:font-size-complex="14pt"/>
    </style:style>
    <style:style style:name="P3" style:family="paragraph" style:parent-style-name="Standard">
      <style:text-properties fo:color="#c9211e" loext:opacity="100%" fo:font-size="14pt" officeooo:rsid="0003ec56" officeooo:paragraph-rsid="0003ec56" style:font-size-asian="14pt" style:font-size-complex="14pt"/>
    </style:style>
    <style:style style:name="P4" style:family="paragraph" style:parent-style-name="Standard">
      <style:text-properties fo:color="#c9211e" loext:opacity="100%" fo:font-size="14pt" officeooo:rsid="0006f897" officeooo:paragraph-rsid="0006f897" style:font-size-asian="14pt" style:font-size-complex="14pt"/>
    </style:style>
    <style:style style:name="P5" style:family="paragraph" style:parent-style-name="Standard">
      <style:text-properties fo:color="#c9211e" loext:opacity="100%" fo:font-size="14pt" officeooo:rsid="0007d7ae" officeooo:paragraph-rsid="0007d7ae" style:font-size-asian="14pt" style:font-size-complex="14pt"/>
    </style:style>
    <style:style style:name="P6" style:family="paragraph" style:parent-style-name="Standard">
      <style:text-properties fo:color="#c9211e" loext:opacity="100%" fo:font-size="14pt" officeooo:rsid="000ad9be" officeooo:paragraph-rsid="000ad9be" style:font-size-asian="14pt" style:font-size-complex="14pt"/>
    </style:style>
    <style:style style:name="P7" style:family="paragraph" style:parent-style-name="Standard">
      <style:text-properties fo:color="#c9211e" loext:opacity="100%" fo:font-size="14pt" officeooo:rsid="001e88b1" officeooo:paragraph-rsid="001e88b1" style:font-size-asian="14pt" style:font-size-complex="14pt"/>
    </style:style>
    <style:style style:name="P8" style:family="paragraph" style:parent-style-name="Standard">
      <style:text-properties fo:color="#000000" loext:opacity="100%" fo:font-size="14pt" officeooo:rsid="0003ec56" officeooo:paragraph-rsid="0005dcfb" style:font-size-asian="14pt" style:font-size-complex="14pt"/>
    </style:style>
    <style:style style:name="P9" style:family="paragraph" style:parent-style-name="Standard">
      <style:text-properties fo:color="#000000" loext:opacity="100%" fo:font-size="14pt" officeooo:rsid="0006f897" officeooo:paragraph-rsid="0006f897" style:font-size-asian="14pt" style:font-size-complex="14pt"/>
    </style:style>
    <style:style style:name="P10" style:family="paragraph" style:parent-style-name="Standard">
      <style:text-properties fo:color="#000000" loext:opacity="100%" fo:font-size="14pt" officeooo:rsid="000b5f8e" officeooo:paragraph-rsid="000b5f8e" style:font-size-asian="14pt" style:font-size-complex="14pt"/>
    </style:style>
    <style:style style:name="P11" style:family="paragraph" style:parent-style-name="Standard">
      <style:text-properties fo:color="#000000" loext:opacity="100%" fo:font-size="14pt" officeooo:rsid="000f2d20" officeooo:paragraph-rsid="000f2d20" style:font-size-asian="14pt" style:font-size-complex="14pt"/>
    </style:style>
    <style:style style:name="P12" style:family="paragraph" style:parent-style-name="Standard">
      <style:text-properties fo:color="#000000" loext:opacity="100%" fo:font-size="14pt" officeooo:rsid="00120b08" officeooo:paragraph-rsid="00120b08" style:font-size-asian="14pt" style:font-size-complex="14pt"/>
    </style:style>
    <style:style style:name="P13" style:family="paragraph" style:parent-style-name="Standard">
      <style:text-properties fo:color="#000000" loext:opacity="100%" fo:font-size="14pt" officeooo:rsid="0013b141" officeooo:paragraph-rsid="0013b141" style:font-size-asian="14pt" style:font-size-complex="14pt"/>
    </style:style>
    <style:style style:name="P14" style:family="paragraph" style:parent-style-name="Standard">
      <style:text-properties fo:color="#000000" loext:opacity="100%" fo:font-size="14pt" officeooo:rsid="001988ae" officeooo:paragraph-rsid="001988ae" style:font-size-asian="14pt" style:font-size-complex="14pt"/>
    </style:style>
    <style:style style:name="P15" style:family="paragraph" style:parent-style-name="Standard">
      <style:text-properties fo:color="#000000" loext:opacity="100%" fo:font-size="14pt" officeooo:rsid="001beeb4" officeooo:paragraph-rsid="001beeb4" style:font-size-asian="14pt" style:font-size-complex="14pt"/>
    </style:style>
    <style:style style:name="P16" style:family="paragraph" style:parent-style-name="Standard">
      <style:text-properties fo:color="#000000" loext:opacity="100%" fo:font-size="14pt" officeooo:rsid="001d5ca7" officeooo:paragraph-rsid="001d5ca7" style:font-size-asian="14pt" style:font-size-complex="14pt"/>
    </style:style>
    <style:style style:name="P17" style:family="paragraph" style:parent-style-name="Standard">
      <style:text-properties fo:color="#000000" loext:opacity="100%" fo:font-size="14pt" officeooo:rsid="001e7220" officeooo:paragraph-rsid="001e7220" style:font-size-asian="14pt" style:font-size-complex="14pt"/>
    </style:style>
    <style:style style:name="P18" style:family="paragraph" style:parent-style-name="Standard">
      <style:text-properties fo:color="#000000" loext:opacity="100%" fo:font-size="14pt" officeooo:rsid="0018c529" officeooo:paragraph-rsid="0018c529" style:font-size-asian="14pt" style:font-size-complex="14pt"/>
    </style:style>
    <style:style style:name="P19" style:family="paragraph" style:parent-style-name="Standard">
      <style:text-properties fo:color="#ff0000" loext:opacity="100%" fo:font-size="14pt" officeooo:rsid="000c590c" officeooo:paragraph-rsid="000c590c" style:font-size-asian="14pt" style:font-size-complex="14pt"/>
    </style:style>
    <style:style style:name="P20" style:family="paragraph" style:parent-style-name="Standard">
      <style:text-properties fo:color="#ff0000" loext:opacity="100%" fo:font-size="14pt" officeooo:rsid="000ff3a2" officeooo:paragraph-rsid="000ff3a2" style:font-size-asian="14pt" style:font-size-complex="14pt"/>
    </style:style>
    <style:style style:name="P21" style:family="paragraph" style:parent-style-name="Standard">
      <style:text-properties fo:color="#ff0000" loext:opacity="100%" fo:font-size="14pt" officeooo:rsid="000eb91b" officeooo:paragraph-rsid="001170b5" style:font-size-asian="14pt" style:font-size-complex="14pt"/>
    </style:style>
    <style:style style:name="P22" style:family="paragraph" style:parent-style-name="Standard">
      <style:text-properties fo:color="#ff0000" loext:opacity="100%" fo:font-size="14pt" officeooo:rsid="001007cb" officeooo:paragraph-rsid="0013b141" style:font-size-asian="14pt" style:font-size-complex="14pt"/>
    </style:style>
    <style:style style:name="P23" style:family="paragraph" style:parent-style-name="Standard">
      <style:text-properties fo:color="#ff0000" loext:opacity="100%" fo:font-size="14pt" officeooo:rsid="0018c529" officeooo:paragraph-rsid="0018c529" style:font-size-asian="14pt" style:font-size-complex="14pt"/>
    </style:style>
    <style:style style:name="P24" style:family="paragraph" style:parent-style-name="Standard">
      <style:text-properties fo:color="#ff0000" loext:opacity="100%" fo:font-size="14pt" officeooo:rsid="001beeb4" officeooo:paragraph-rsid="001beeb4" style:font-size-asian="14pt" style:font-size-complex="14pt"/>
    </style:style>
    <style:style style:name="P25" style:family="paragraph" style:parent-style-name="Standard">
      <style:text-properties fo:color="#ff0000" loext:opacity="100%" fo:font-size="14pt" officeooo:rsid="001e7220" officeooo:paragraph-rsid="001e7220" style:font-size-asian="14pt" style:font-size-complex="14pt"/>
    </style:style>
    <style:style style:name="P26" style:family="paragraph" style:parent-style-name="Standard">
      <style:text-properties fo:font-size="14pt" officeooo:rsid="000eb91b" officeooo:paragraph-rsid="001170b5" style:font-size-asian="14pt" style:font-size-complex="14pt"/>
    </style:style>
    <style:style style:name="P27" style:family="paragraph" style:parent-style-name="Standard">
      <style:text-properties fo:font-size="14pt" officeooo:rsid="0003ec56" officeooo:paragraph-rsid="0003ec56" style:font-size-asian="14pt" style:font-size-complex="14pt"/>
    </style:style>
    <style:style style:name="P28" style:family="paragraph" style:parent-style-name="Standard">
      <style:text-properties fo:font-size="14pt" officeooo:rsid="000ad9be" officeooo:paragraph-rsid="0003ec56" style:font-size-asian="14pt" style:font-size-complex="14pt"/>
    </style:style>
    <style:style style:name="P29" style:family="paragraph" style:parent-style-name="Standard">
      <style:text-properties fo:font-size="14pt" officeooo:rsid="002e1329" officeooo:paragraph-rsid="002e1329" style:font-size-asian="14pt" style:font-size-complex="14pt"/>
    </style:style>
    <style:style style:name="P30" style:family="paragraph" style:parent-style-name="Standard">
      <style:text-properties fo:color="#c9211e" loext:opacity="100%" fo:font-size="14pt" officeooo:rsid="002e1329" officeooo:paragraph-rsid="002e1329" style:font-size-asian="14pt" style:font-size-complex="14pt"/>
    </style:style>
    <style:style style:name="P31" style:family="paragraph" style:parent-style-name="Standard">
      <style:text-properties fo:color="#000000" loext:opacity="100%" fo:font-size="14pt" officeooo:rsid="0013b141" officeooo:paragraph-rsid="0013b141" style:font-size-asian="14pt" style:font-size-complex="14pt"/>
    </style:style>
    <style:style style:name="P32" style:family="paragraph" style:parent-style-name="Standard">
      <style:text-properties fo:color="#000000" loext:opacity="100%" fo:font-size="14pt" officeooo:rsid="002e1329" officeooo:paragraph-rsid="002e1329" style:font-size-asian="14pt" style:font-size-complex="14pt"/>
    </style:style>
    <style:style style:name="T1" style:family="text">
      <style:text-properties officeooo:rsid="0005711e"/>
    </style:style>
    <style:style style:name="T2" style:family="text">
      <style:text-properties officeooo:rsid="0005dcfb"/>
    </style:style>
    <style:style style:name="T3" style:family="text">
      <style:text-properties officeooo:rsid="0007d7ae"/>
    </style:style>
    <style:style style:name="T4" style:family="text">
      <style:text-properties officeooo:rsid="0009d785"/>
    </style:style>
    <style:style style:name="T5" style:family="text">
      <style:text-properties officeooo:rsid="000b5f8e"/>
    </style:style>
    <style:style style:name="T6" style:family="text">
      <style:text-properties officeooo:rsid="000dc894"/>
    </style:style>
    <style:style style:name="T7" style:family="text">
      <style:text-properties officeooo:rsid="0010edf8"/>
    </style:style>
    <style:style style:name="T8" style:family="text">
      <style:text-properties officeooo:rsid="0014ee10"/>
    </style:style>
    <style:style style:name="T9" style:family="text">
      <style:text-properties officeooo:rsid="0016ae74"/>
    </style:style>
    <style:style style:name="T10" style:family="text">
      <style:text-properties officeooo:rsid="001729ed"/>
    </style:style>
    <style:style style:name="T11" style:family="text">
      <style:text-properties officeooo:rsid="001b3a17"/>
    </style:style>
    <style:style style:name="T12" style:family="text">
      <style:text-properties officeooo:rsid="001fed1b"/>
    </style:style>
    <style:style style:name="T13" style:family="text">
      <style:text-properties officeooo:rsid="0021b677"/>
    </style:style>
    <style:style style:name="T14" style:family="text">
      <style:text-properties officeooo:rsid="00223719"/>
    </style:style>
    <style:style style:name="T15" style:family="text">
      <style:text-properties officeooo:rsid="0023f85c"/>
    </style:style>
    <style:style style:name="T16" style:family="text">
      <style:text-properties officeooo:rsid="0024c1e5"/>
    </style:style>
    <style:style style:name="T17" style:family="text">
      <style:text-properties officeooo:rsid="0026b0d5"/>
    </style:style>
    <style:style style:name="T18" style:family="text">
      <style:text-properties officeooo:rsid="002a0973"/>
    </style:style>
    <style:style style:name="T19" style:family="text">
      <style:text-properties officeooo:rsid="002a74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erview2 :</text:p>
      <text:p text:style-name="P26"/>
      <text:p text:style-name="P30">Bonjour, Merci de m’accorder un peut de votre temps</text:p>
      <text:p text:style-name="P29"/>
      <text:p text:style-name="P29">Bonjour pas de soucis</text:p>
      <text:p text:style-name="P2"/>
      <text:p text:style-name="P3">Vous avez une voiture ?</text:p>
      <text:p text:style-name="P3"/>
      <text:p text:style-name="P8">Oui mais c’est la voiture de service, je me suis débarrassé de ma voiture personnelle, car je passe 99 % de mon temps avec ma voiture de service, <text:span text:style-name="T1">et le week-end généralement, je ne bouge pas beaucoup sauf durant les vacances, car j’ai beaucoup de choses à faire chez moi et je profites de ma famille. </text:span></text:p>
      <text:p text:style-name="P8"><text:span text:style-name="T2">Et quand il m’arrives de sortir le week-end, , je prends les transports car ma destination sera sûrement Paris, </text:span><text:span text:style-name="T1"><text:s/></text:span><text:span text:style-name="T2">et c’est plus tranquille d’aller en transport surtout pour trouver un emplacement pour se garer.</text:span></text:p>
      <text:p text:style-name="P8"/>
      <text:p text:style-name="P4">Et Ou habitez-vous ?</text:p>
      <text:p text:style-name="P4"/>
      <text:p text:style-name="P9">En île de France, dans le 77 prêt de Disne<text:span text:style-name="T3">y</text:span></text:p>
      <text:p text:style-name="P9"/>
      <text:p text:style-name="P5">Donc à ce que j’ai compris, vous utilisez la voiture principalement pour le travail ? <text:span text:style-name="T18">Et</text:span> vous êtes sur les routes tous les jours sauf week-end ?</text:p>
      <text:p text:style-name="P27"/>
      <text:p text:style-name="P27">T<text:span text:style-name="T3">out à fait, chaque matin je vais sur Paris voir ou livre</text:span><text:span text:style-name="T15">r d</text:span><text:span text:style-name="T3">es clients ou bien passer au bureau, en principe si pas de trafic, je fais 35 </text:span><text:span text:style-name="T4">minutes, sinon entre 1heures jusqu’à parfois 2heures </text:span><text:span text:style-name="T15">de route</text:span><text:span text:style-name="T4">, si circulation, neige, accident ou autre.</text:span></text:p>
      <text:p text:style-name="P28"/>
      <text:p text:style-name="P6">Donc, vous faites comment pour honorer vos ren<text:span text:style-name="T5">dez_vous  du matin?</text:span></text:p>
      <text:p text:style-name="P6"/>
      <text:p text:style-name="P10">Eh ben je me lève tôt, vers 5h du matin pour aller tôt à Paris et éviter les embouteillages et tous les potentiels problèmes .</text:p>
      <text:p text:style-name="P10"/>
      <text:p text:style-name="P19">Et si <text:span text:style-name="T15">vous </text:span>tombe<text:span text:style-name="T15">z</text:span> sur un <text:s/>embouteilla<text:span text:style-name="T6">ge vous faites quoi ?</text:span></text:p>
      <text:p text:style-name="P19"/>
      <text:p text:style-name="P11">Si, j<text:span text:style-name="T16">e tombe dessus</text:span> , j’ai rien à faire, je mets l’application waze pour trouver un meilleur itinéraire <text:span text:style-name="T10">mais ce n’est pas fiable car ces applications ne sont pas mis à jour instantanément</text:span>, sinon j’en profite pour travailler un peu, appeler les clients voir s’ils n’ont pas besoin de quelque chose ou bien pour écouter les informations, au moins je m’informe.</text:p>
      <text:p text:style-name="P11"/>
      <text:p text:style-name="P20">A quelle Fréquence dans la journée vous <text:s/>utilisez votre voiture ?</text:p>
      <text:p text:style-name="P11"/>
      <text:p text:style-name="P11">J<text:span text:style-name="T7">e l’utilises tous les jours, toute la journée <text:s/>à 5h puis je finis <text:s/>au plus tôt à 17h et au plus tard à 22h.</text:span></text:p>
      <text:p text:style-name="P11"/>
      <text:p text:style-name="P21"><text:soft-page-break/>Ou est ce plus simple de conduire ?</text:p>
      <text:p text:style-name="P21"/>
      <text:p text:style-name="P12">Je dirais en Normandie <text:span text:style-name="T17">ou plutôt</text:span> dés qu’on sort d’île de France la conduite devient plus simple.</text:p>
      <text:p text:style-name="P12"/>
      <text:p text:style-name="P21">Pourquoi ?</text:p>
      <text:p text:style-name="P21"/>
      <text:p text:style-name="P13">Car en dehors, dîle de France il n’y a pas de monde, A Paris, ce n’est pas difficile <text:span text:style-name="T8">de conduire, mais à cause, une fois encore, des bouchant, des </text:span><text:span text:style-name="T9">voies retirés</text:span><text:span text:style-name="T8">, </text:span><text:span text:style-name="T9">des accidents, des modifications d’itinéraires du jour au lendemain, des sens interdits.</text:span></text:p>
      <text:p text:style-name="P22"/>
      <text:p text:style-name="P23">Vous avez évoquez tout à l’heure le stationnement ça se passe comment en semaine ?Et ce mieux que le week_end ?</text:p>
      <text:p text:style-name="P23"/>
      <text:p text:style-name="P14">C’est tous les jours la catastrophe, comme je travail avec les restaurateurs et je dois en plus les livrés parfois j’ai de la marchandise un peu lourde, je ne trouves pas d’emplacement près du restaurant. Je me gare loin je dois marcher et <text:s/><text:span text:style-name="T11">maintenant on est obligé de nous garer dans les parking sous sol de la ville. </text:span></text:p>
      <text:p text:style-name="P14"/>
      <text:p text:style-name="P24">Vers quelle heure le stationnement devient difficile ?</text:p>
      <text:p text:style-name="P15"/>
      <text:p text:style-name="P16">A partir de 10h30 jusqu’à 16h donc toute la journée sauf tôt le matin</text:p>
      <text:p text:style-name="P16"/>
      <text:p text:style-name="P25">Et c’est au niveau de quelles zones ?</text:p>
      <text:p text:style-name="P25"/>
      <text:p text:style-name="P17">Eh bien, je dirais partout, les arrondissement : 1,5,8,15,17,19 …</text:p>
      <text:p text:style-name="P17"/>
      <text:p text:style-name="P7">Pourquoi a votre avis ?</text:p>
      <text:p text:style-name="P15"/>
      <text:p text:style-name="P18">Y’<text:span text:style-name="T12">a eu pas mal de places de stationnement qui ont été enlevé</text:span><text:span text:style-name="T19">e</text:span><text:span text:style-name="T12">s ou remplac</text:span><text:span text:style-name="T19">ées</text:span><text:span text:style-name="T12"> par les vélos, les trottinettes</text:span><text:span text:style-name="T19">(même si elles n’existent plus mais les places n’ont pas été restituées au stationnement voiture mais octroyées aux stationnement vélo)</text:span><text:span text:style-name="T12">, les voitures électriques, </text:span><text:span text:style-name="T13">toutes ces nouvelles restrictions pour les voitures </text:span><text:span text:style-name="T14">et pourtant à Paris, j’ai observé de plus en plus de voitures qui se rajoutent avec de moins en moins de places de stationnement.</text:span></text:p>
      <text:p text:style-name="P13"/>
      <text:p text:style-name="P32">Merci bonne journée et bon courage à vous</text:p>
      <text:p text:style-name="P32"/>
      <text:p text:style-name="P32">Je vous en prie, bonne journée à vous auss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20:09:31.744980225</meta:creation-date>
    <meta:generator>LibreOffice/7.3.7.2$Linux_X86_64 LibreOffice_project/30$Build-2</meta:generator>
    <dc:date>2024-02-07T09:49:49.406703877</dc:date>
    <meta:editing-duration>PT2H15M21S</meta:editing-duration>
    <meta:editing-cycles>40</meta:editing-cycles>
    <meta:document-statistic meta:table-count="0" meta:image-count="0" meta:object-count="0" meta:page-count="2" meta:paragraph-count="30" meta:word-count="619" meta:character-count="3451" meta:non-whitespace-character-count="2853"/>
  </office:meta>
</office:document-meta>
</file>